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05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30"/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false" table:base-cell-address="missing_cells.A1">
          <table:error-message table:message-type="stop" table:display="true"/>
        </table:content-validation>
        <table:content-validation table:name="val2" table:base-cell-address="missing_cells.A1">
          <table:help-message table:title="Orthography" table:display="true"/>
          <table:error-message table:message-type="stop" table:display="true"/>
        </table:content-validation>
        <table:content-validation table:name="val3" table:condition="of:cell-content-is-whole-number() and cell-content()&gt;1" table:allow-empty-cell="true" table:base-cell-address="missing_cells.A1">
          <table:help-message table:title="Sense number" table:display="true">
            <text:p>Leave blank for primary sense</text:p>
            <text:p>Use numbers 2 and up for secondary senses</text:p>
          </table:help-message>
          <table:error-message table:message-type="stop" table:title="Not a valid sense" table:display="true">
            <text:p>Not a valid sense number:</text:p>
            <text:p>Leave blank for primary sense, add a whole number starting at 2 for secondary senses</text:p>
          </table:error-message>
        </table:content-validation>
        <table:content-validation table:name="val4" table:condition="of:cell-content-is-in-list(&quot;n&quot;;&quot;adj&quot;;&quot;NP&quot;;&quot;VP&quot;)" table:allow-empty-cell="true" table:display-list="unsorted" table:base-cell-address="missing_cells.A1">
          <table:help-message table:title="Part of speech" table:display="true">
            <text:p>Select from the dropdown menu</text:p>
          </table:help-message>
          <table:error-message table:message-type="stop" table:display="true"/>
        </table:content-validation>
        <table:content-validation table:name="val5" table:condition="of:cell-content-is-date() and cell-content()&gt;=43831" table:allow-empty-cell="true" table:base-cell-address="missing_cells.A1">
          <table:help-message table:title="Date discovered" table:display="true">
            <text:p>d/m/y</text:p>
          </table:help-message>
          <table:error-message table:message-type="stop" table:title="Date" table:display="true">
            <text:p>Date cannot be before CLA kick off</text:p>
          </table:error-message>
        </table:content-validation>
        <table:content-validation table:name="val6" table:condition="of:cell-content-is-in-list(&quot;Steve&quot;;&quot;Gerdine&quot;;&quot;Rhett&quot;;&quot;Stacie&quot;;&quot;Philip&quot;;&quot;Natalie&quot;)" table:allow-empty-cell="true" table:display-list="unsorted" table:base-cell-address="missing_cells.N1">
          <table:error-message table:message-type="stop" table:title="Choose an option" table:display="true">
            <text:p>Enter a valid team mate</text:p>
          </table:error-message>
        </table:content-validation>
        <table:content-validation table:name="val7" table:base-cell-address="missing_cells.A1">
          <table:help-message table:title="Must be ID number" table:display="true">
            <text:p>Entry must be a Kovol ID number,</text:p>
            <text:p>get # from coloumn A.</text:p>
            <text:p/>
            <text:p>Add multiple like this:</text:p>
            <text:p>1, 2, 3, 4</text:p>
          </table:help-message>
          <table:error-message table:message-type="stop" table:title="Incorrect entry" table:display="true">
            <text:p>That's not an ID number</text:p>
          </table:error-message>
        </table:content-validation>
      </table:content-validations>
      <table:table table:name="missing_cell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/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/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office:value-type="string" calcext:value-type="string">
            <text:p>jamboŋ</text:p>
          </table:table-cell>
          <table:table-cell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8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blank_rows" table:style-name="ta2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1">
          <table:table-cell table:style-name="ce8" table:content-validation-name="val1"/>
          <table:table-cell table:style-name="ce8" table:content-validation-name="val2"/>
          <table:table-cell table:style-name="ce8" table:number-columns-repeated="2"/>
          <table:table-cell table:style-name="ce8" table:content-validation-name="val3"/>
          <table:table-cell table:style-name="ce8" table:content-validation-name="val4"/>
          <table:table-cell table:style-name="ce8" table:number-columns-repeated="5"/>
          <table:table-cell table:style-name="ce8" table:content-validation-name="val5"/>
          <table:table-cell table:style-name="ce8" table:content-validation-name="val6" table:number-columns-repeated="2"/>
          <table:table-cell table:style-name="ce8" table:content-validation-name="val7" table:number-columns-repeated="3"/>
          <table:table-cell table:style-name="ce8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style-name="ce3" table:content-validation-name="val5"/>
          <table:table-cell table:style-name="ce3" table:content-validation-name="val6"/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style-name="ce6" table:content-validation-name="val5"/>
          <table:table-cell table:style-name="ce3" table:content-validation-name="val6"/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6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blank_sheet" table:style-name="ta2">
        <table:table-column table:style-name="co13" table:default-cell-style-name="Default"/>
        <table:table-row table:style-name="ro1">
          <table:table-cell/>
        </table:table-row>
      </table:table>
      <table:table table:name="dodgy_data" table:style-name="ta2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office:value-type="string" calcext:value-type="string">
            <text:p>Tag</text:p>
          </table:table-cell>
          <table:table-cell table:style-name="ce1" table:number-columns-repeated="1006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office:value-type="string" calcext:value-type="string">
            <text:p>a</text:p>
          </table:table-cell>
          <table:table-cell table:content-validation-name="val7" office:value-type="string" calcext:value-type="string">
            <text:p>d</text:p>
          </table:table-cell>
          <table:table-cell table:content-validation-name="val7"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 table:number-rows-repeated="104857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6:25:40.740771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4-30T17:28:40Z</meta:creation-date>
    <dc:date>2020-08-14T16:25:45.706759195</dc:date>
    <meta:editing-cycles>27</meta:editing-cycles>
    <meta:editing-duration>PT3H21M13S</meta:editing-duration>
    <dc:creator>Stephen Stanley</dc:creator>
    <meta:document-statistic meta:table-count="4" meta:cell-count="149" meta:object-count="0"/>
  </office:meta>
</office:document-meta>
</file>